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6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951cm" draw:z-index="0"><draw:image xlink:href="../../odt_eng/images/0206.png" xlink:type="simple" xlink:show="embed" xlink:actuate="onLoad"/></draw:frame></text:span></text:span></text:p>
          </table:table-cell>
          <table:table-cell table:style-name="Table1.B1" office:value-type="string">
            <text:p text:style-name="P6">Discrete variable conditions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5cm" svg:height="1.51cm" draw:z-index="0"><draw:image xlink:href="../../odt_eng/images/020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description of multidimensional linear dynamic system in the matrix form:</text:p>
            <text:p text:style-name="P4"><draw:frame draw:style-name="fr3" draw:name="Объект1" text:anchor-type="as-char" svg:width="6.484cm" svg:height="1.26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Object1" text:anchor-type="as-char" svg:width="3.17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the matrices: own, input, output and by-pass, correspondingly;</text:span></text:span><draw:frame draw:style-name="fr4" draw:name="3" text:anchor-type="as-char" svg:width="1.051cm" style:rel-width="scale" svg:height="0.482cm" style:rel-height="scale" draw:z-index="0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1">is for vector of variable conditions (with dimension</text:span></text:span><text:span text:style-name="Основной_20_шрифт_20_абзаца"><text:span text:style-name="T1"><draw:frame draw:style-name="fr3" draw:name="Object3" text:anchor-type="as-char" svg:width="1.14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);</text:span></text:span><text:span text:style-name="Основной_20_шрифт_20_абзаца"><text:span text:style-name="T1"><draw:frame draw:style-name="fr3" draw:name="Object2" text:anchor-type="as-char" svg:width="1.134cm" svg:height="0.563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input vector (with dimension</text:span></text:span><text:span text:style-name="Основной_20_шрифт_20_абзаца"><text:span text:style-name="T1"><draw:frame draw:style-name="fr3" draw:name="Object5" text:anchor-type="as-char" svg:width="1.139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); </text:span></text:span><text:span text:style-name="Основной_20_шрифт_20_абзаца"><text:span text:style-name="T1"><draw:frame draw:style-name="fr3" draw:name="Object6" text:anchor-type="as-char" svg:width="1.166cm" svg:height="0.563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output vector (with dimension</text:span></text:span><text:span text:style-name="Основной_20_шрифт_20_абзаца"><text:span text:style-name="T1"><draw:frame draw:style-name="fr3" draw:name="Object7" text:anchor-type="as-char" svg:width="1.161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<text:p text:style-name="Text_20_body"><text:span text:style-name="Основной_20_шрифт_20_абзаца"><text:span text:style-name="T1">Matrix dimension</text:span></text:span><text:span text:style-name="Основной_20_шрифт_20_абзаца"><text:span text:style-name="T1"><draw:frame draw:style-name="fr3" draw:name="Object8" text:anchor-type="as-char" svg:width="3.404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Matrix dimension</text:span></text:span><text:span text:style-name="Основной_20_шрифт_20_абзаца"><text:span text:style-name="T1"><draw:frame draw:style-name="fr3" draw:name="Object9" text:anchor-type="as-char" svg:width="3.401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Matrix dimension</text:span></text:span><text:span text:style-name="Основной_20_шрифт_20_абзаца"><text:span text:style-name="T1"><draw:frame draw:style-name="fr3" draw:name="Object10" text:anchor-type="as-char" svg:width="3.441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Matrix dimension</text:span></text:span><text:span text:style-name="Основной_20_шрифт_20_абзаца"><text:span text:style-name="T1"><draw:frame draw:style-name="fr3" draw:name="Object11" text:anchor-type="as-char" svg:width="3.475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Notes</text:span></text:span><text:span text:style-name="Основной_20_шрифт_20_абзаца"><text:span text:style-name="T1">:</text:span></text:span></text:p>
            <text:list xml:id="list1309649643590292831" text:style-name="L1">
              <text:list-item>
                <text:p text:style-name="P7"><text:span text:style-name="Основной_20_шрифт_20_абзаца"><text:span text:style-name="T1">The 1</text:span></text:span><text:span text:style-name="Основной_20_шрифт_20_абзаца"><text:span text:style-name="T6">st</text:span></text:span><text:span text:style-name="Основной_20_шрифт_20_абзаца"><text:span text:style-name="T1"> figure in the square brackets is the number of columns, the 2</text:span></text:span><text:span text:style-name="Основной_20_шрифт_20_абзаца"><text:span text:style-name="T6">nd</text:span></text:span><text:span text:style-name="Основной_20_шрифт_20_абзаца"><text:span text:style-name="T1"> figure is the number of lines.</text:span></text:span></text:p>
              </text:list-item>
              <text:list-item>
                <text:p text:style-name="P7"><text:span text:style-name="Основной_20_шрифт_20_абзаца"><text:span text:style-name="T1">If the unit has 1 input and 1 output (</text:span></text:span><text:span text:style-name="Основной_20_шрифт_20_абзаца"><text:span text:style-name="T1"><draw:frame draw:style-name="fr3" draw:name="Объект2" text:anchor-type="as-char" svg:width="3.157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), </text:span></text:span><text:span text:style-name="Основной_20_шрифт_20_абзаца"><text:span text:style-name="T1"><draw:frame draw:style-name="fr3" draw:name="Объект3" text:anchor-type="as-char" svg:width="1.284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1">and, correspondingly, the 7</text:span></text:span><text:span text:style-name="Основной_20_шрифт_20_абзаца"><text:span text:style-name="T6">th</text:span></text:span><text:span text:style-name="Основной_20_шрифт_20_абзаца"><text:span text:style-name="T1"> line – [0].</text:span></text:span></text:p>
              </text:list-item>
              <text:list-item>
                <text:p text:style-name="P7"><text:span text:style-name="Основной_20_шрифт_20_абзаца"><text:span text:style-name="T1">Matrices</text:span></text:span><text:span text:style-name="Основной_20_шрифт_20_абзаца"><text:span text:style-name="T1"><draw:frame draw:style-name="fr3" draw:name="Объект4" text:anchor-type="as-char" svg:width="3.17cm" svg:height="0.549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, when “assembled”, form a “rectangular” with the dimension: of lines –</text:span></text:span><text:span text:style-name="Основной_20_шрифт_20_абзаца"><text:span text:style-name="T1"><draw:frame draw:style-name="fr3" draw:name="Объект5" text:anchor-type="as-char" svg:width="2.214cm" svg:height="0.62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, of columns –</text:span></text:span><text:span text:style-name="Основной_20_шрифт_20_абзаца"><text:span text:style-name="T1"><draw:frame draw:style-name="fr3" draw:name="Объект6" text:anchor-type="as-char" svg:width="2.193cm" svg:height="0.621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Объект7" text:anchor-type="as-char" svg:width="1.021cm" svg:height="0.549cm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Объект8" text:anchor-type="as-char" svg:width="1.669cm" svg:height="0.549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Объект9" text:anchor-type="as-char" svg:width="1.249cm" svg:height="0.549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Основной_20_шрифт_20_абзаца"><text:span text:style-name="T1"> are for the integer number and for the step of integration.</text:span></text:span></text:p>
              </text:list-item>
            </text:list>
            <text:p text:style-name="Text_20_body"><text:span text:style-name="Основной_20_шрифт_20_абзаца"><text:span text:style-name="T1">The unit input and output are vector signals (with dimensions</text:span></text:span><text:span text:style-name="Основной_20_шрифт_20_абзаца"><text:span text:style-name="T1"><draw:frame draw:style-name="fr3" draw:name="Object13" text:anchor-type="as-char" svg:width="1.139cm" svg:height="0.621cm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Основной_20_шрифт_20_абзаца"><text:span text:style-name="T1">and</text:span></text:span><text:span text:style-name="Основной_20_шрифт_20_абзаца"><text:span text:style-name="T1"><draw:frame draw:style-name="fr3" draw:name="Object14" text:anchor-type="as-char" svg:width="1.161cm" svg:height="0.621cm" draw:z-index="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Основной_20_шрифт_20_абзаца"><text:span text:style-name="T1">, correspondingly)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1565006719699211438" text:style-name="L2">
              <text:list-item>
                <text:p text:style-name="P8"><text:span text:style-name="Основной_20_шрифт_20_абзаца"><text:span text:style-name="T1">Sampling period – unit calculation sampling period</text:span></text:span><text:span text:style-name="Основной_20_шрифт_20_абзаца"><text:span text:style-name="T1"><draw:frame draw:style-name="fr3" draw:name="Объект10" text:anchor-type="as-char" svg:width="0.545cm" svg:height="0.549cm" draw:z-index="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Number of variable conditions - </text:span></text:span><text:span text:style-name="Основной_20_шрифт_20_абзаца"><text:span text:style-name="T1"><draw:frame draw:style-name="fr3" draw:name="Object15" text:anchor-type="as-char" svg:width="0.806cm" svg:height="0.621cm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Number of input actions –</text:span></text:span><text:span text:style-name="Основной_20_шрифт_20_абзаца"><text:span text:style-name="T1"><draw:frame draw:style-name="fr3" draw:name="Object16" text:anchor-type="as-char" svg:width="0.801cm" svg:height="0.621cm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Number of outputs –</text:span></text:span><text:span text:style-name="Основной_20_шрифт_20_абзаца"><text:span text:style-name="T1"><draw:frame draw:style-name="fr3" draw:name="Object17" text:anchor-type="as-char" svg:width="0.82cm" svg:height="0.621cm" draw:z-index="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9">Matrix A(Nx*Nx).</text:p>
              </text:list-item>
              <text:list-item>
                <text:p text:style-name="P9">Matrix B(Nu*Nx).</text:p>
              </text:list-item>
              <text:list-item>
                <text:p text:style-name="P9">Matrix C(Nx*Ny).</text:p>
              </text:list-item>
              <text:list-item>
                <text:p text:style-name="P9">Matrix D(Nu*Ny).</text:p>
              </text:list-item>
              <text:list-item>
                <text:p text:style-name="P8"><text:span text:style-name="Основной_20_шрифт_20_абзаца"><text:span text:style-name="T1">Initial conditions (Nx) – vector of initial conditions with dimension</text:span></text:span><text:span text:style-name="Основной_20_шрифт_20_абзаца"><text:span text:style-name="T1"><draw:frame draw:style-name="fr3" draw:name="Object18" text:anchor-type="as-char" svg:width="1.145cm" svg:height="0.62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ые переменные состояния</dc:title>
    <meta:creation-date>2012-04-23T05:03:00Z</meta:creation-date>
    <dc:date>2012-04-25T10:13:55.83</dc:date>
    <meta:editing-cycles>8</meta:editing-cycles>
    <meta:editing-duration>PT7H15M15S</meta:editing-duration>
    <meta:document-statistic meta:table-count="1" meta:image-count="2" meta:object-count="27" meta:page-count="2" meta:paragraph-count="29" meta:word-count="262" meta:character-count="145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6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o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A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,</mi>
                </mrow>
              </mtd>
            </mtr>
            <mtr>
              <mtd>
                <mrow>
                  <mi>y</mi>
                  <mrow>
                    <mo stretchy="false">[</mo>
                    <mrow>
                      <mi>k</mi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C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;</mi>
                </mrow>
              </mtd>
            </mtr>
          </mtable>
        </mrow>
      </mrow>
    </mrow>
    <annotation encoding="StarMath 5.0">left lbrace stack{
alignl x[k+1]  ~=~ A cdot x[k] + B cdot u[k], #
alignl y[k]~~~ ~=~ C cdot x[k] + D cdot u[k];  }
right none
</annotation>
  </semantics>
</math>
</file>

<file path=Object 10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1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2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3/content.xml><?xml version="1.0" encoding="utf-8"?>
<math xmlns="http://www.w3.org/1998/Math/MathML">
  <semantics>
    <mrow>
      <mrow>
        <msub>
          <mi>N</mi>
          <mi>u</mi>
        </msub>
        <mo stretchy="false">=</mo>
        <mn>1,</mn>
      </mrow>
      <mi/>
      <mrow>
        <msub>
          <mi>N</mi>
          <mi>y</mi>
        </msub>
        <mo stretchy="false">=</mo>
        <mn>1</mn>
      </mrow>
    </mrow>
    <annotation encoding="StarMath 5.0">N_u=1,~N_y=1</annotation>
  </semantics>
</math>
</file>

<file path=Object 14/content.xml><?xml version="1.0" encoding="utf-8"?>
<math xmlns="http://www.w3.org/1998/Math/MathML">
  <semantics>
    <mrow>
      <mrow>
        <mi>D</mi>
        <mo stretchy="false">=</mo>
        <mn>0</mn>
      </mrow>
    </mrow>
    <annotation encoding="StarMath 5.0">D = 0</annotation>
  </semantics>
</math>
</file>

<file path=Object 15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16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y</mi>
            </msub>
          </mrow>
        </mrow>
        <mo stretchy="false">)</mo>
      </mrow>
    </mrow>
    <annotation encoding="StarMath 5.0">(N_x+N_y)</annotation>
  </semantics>
</math>
</file>

<file path=Object 17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u</mi>
            </msub>
          </mrow>
        </mrow>
        <mo stretchy="false">)</mo>
      </mrow>
    </mrow>
    <annotation encoding="StarMath 5.0">(N_x+N_u)</annotation>
  </semantics>
</math>
</file>

<file path=Object 18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19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20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21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22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23/content.xml><?xml version="1.0" encoding="utf-8"?>
<math xmlns="http://www.w3.org/1998/Math/MathML">
  <semantics>
    <mrow>
      <mi>T</mi>
    </mrow>
    <annotation encoding="StarMath 5.0">T</annotation>
  </semantics>
</math>
</file>

<file path=Object 24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25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26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27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3/content.xml><?xml version="1.0" encoding="utf-8"?>
<math xmlns="http://www.w3.org/1998/Math/MathML">
  <semantics>
    <mrow>
      <mi>x</mi>
      <mo stretchy="false">[</mo>
      <mi>k</mi>
      <mo stretchy="false">]</mo>
    </mrow>
    <annotation encoding="StarMath 5.0">x  \[ k  \]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5/content.xml><?xml version="1.0" encoding="utf-8"?>
<math xmlns="http://www.w3.org/1998/Math/MathML">
  <semantics>
    <mrow>
      <mi>u</mi>
      <mrow>
        <mo stretchy="false">[</mo>
        <mrow>
          <mi>k</mi>
        </mrow>
        <mo stretchy="false">]</mo>
      </mrow>
    </mrow>
    <annotation encoding="StarMath 5.0">u[k]</annotation>
  </semantics>
</math>
</file>

<file path=Object 6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7/content.xml><?xml version="1.0" encoding="utf-8"?>
<math xmlns="http://www.w3.org/1998/Math/MathML">
  <semantics>
    <mrow>
      <mi>y</mi>
      <mrow>
        <mo stretchy="false">[</mo>
        <mrow>
          <mi>k</mi>
        </mrow>
        <mo stretchy="false">]</mo>
      </mrow>
    </mrow>
    <annotation encoding="StarMath 5.0">y[k]</annotation>
  </semantics>
</math>
</file>

<file path=Object 8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9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